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4a86" officeooo:paragraph-rsid="000f4a86"/>
    </style:style>
    <style:style style:name="P2" style:family="paragraph" style:parent-style-name="Standard">
      <style:text-properties officeooo:rsid="000f4a86" officeooo:paragraph-rsid="0012826f"/>
    </style:style>
    <style:style style:name="P3" style:family="paragraph" style:parent-style-name="Standard">
      <style:text-properties officeooo:rsid="00107ed8" officeooo:paragraph-rsid="00107ed8"/>
    </style:style>
    <style:style style:name="P4" style:family="paragraph" style:parent-style-name="Standard">
      <style:text-properties officeooo:rsid="0010a6ab" officeooo:paragraph-rsid="0012826f"/>
    </style:style>
    <style:style style:name="P5" style:family="paragraph" style:parent-style-name="Standard">
      <style:text-properties officeooo:rsid="0012826f" officeooo:paragraph-rsid="001282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8c1f" style:font-style-asian="italic" style:font-style-complex="italic"/>
    </style:style>
    <style:style style:name="T3" style:family="text">
      <style:text-properties officeooo:rsid="00128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ing LARGE OBJECTs for Postgres</text:p>
      <text:p text:style-name="P1"/>
      <text:p text:style-name="P1">Postgres does not really support SQL:2008 data types BLOB, CLOB, and NCLOB. Instead a <text:span text:style-name="T1">LargeObject</text:span> API is supported.</text:p>
      <text:p text:style-name="P2">https://jdbc.postgresql.org/documentation/head/binary-data.html</text:p>
      <text:p text:style-name="P5">https://jdbc.postgresql.org/documentation/publicapi/org/postgresql/largeobject/LargeObjectManager.html</text:p>
      <text:p text:style-name="P4">https://www.postgresql.org/docs/11/largeobjects.html</text:p>
      <text:p text:style-name="P2">For SIARD we wish to handle these data types transparently in the JDBC driver.</text:p>
      <text:p text:style-name="P1">It appears to be obvious, that the CLOB and NCLOB data type can be based on the BLOB data type, assuming UTF-8 encoding.</text:p>
      <text:p text:style-name="P1">Using the <text:span text:style-name="T1">LargeObject</text:span> API for BLOBs is implicitly supported be JDBC calls to getBlob() and setBlob()<text:span text:style-name="T3"> in </text:span><text:span text:style-name="T2">ResultSet</text:span><text:span text:style-name="T3"> and the streaming APIs in </text:span><text:span text:style-name="T2">PreparedStament</text:span>.</text:p>
      <text:p text:style-name="P1">BLOBs are referenced indirectly by OIDs in the table. This generates a number of problems:</text:p>
      <text:p text:style-name="P1">1. OIDs can be used for something else than BLOBs. Therefore their data type must be mapped to BLOB or INT, depending on whether the OID points to a BLOB or not. And then, when they point to a LARGE Object, one would have to check it against UTF-8 to determine, whether it qualifies as a CLOB.</text:p>
      <text:p text:style-name="P1">2. The BLOBs must be created on INSERT and deleted on DELETE of the table.</text:p>
      <text:p text:style-name="P3">So the meta data mapping is:</text:p>
      <text:p text:style-name="P3">OID =&gt; BLOB | INT with column size 4 or length of BLOB.</text:p>
      <text:p text:style-name="P3">BLOB =&gt; OID</text:p>
      <text:p text:style-name="P3">CLOB =&gt; OID</text:p>
      <text:p text:style-name="P3">NCLOB =&gt; OID</text:p>
      <text:p text:style-name="P3">The INSERT and DELETE must be overridden.</text:p>
      <text:p text:style-name="P3">On INSERT: If the type is BLOB/CLOB/NCL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8-30T10:31:13.444000000</meta:creation-date>
    <dc:date>2019-08-30T11:28:14.221000000</dc:date>
    <dc:creator>Hartwig Thomas</dc:creator>
    <meta:editing-duration>PT13M47S</meta:editing-duration>
    <meta:editing-cycles>4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8" meta:word-count="216" meta:character-count="1377" meta:non-whitespace-character-count="1179"/>
  </office:meta>
</office:document-meta>
</file>